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660000076C685E73C4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5.131cm" svg:y="6.415cm" svg:width="5.724cm" svg:height="12.501cm" draw:z-index="0"><draw:image xlink:href="Pictures/10000000000003660000076C685E73C4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40S</meta:editing-duration>
    <meta:editing-cycles>3</meta:editing-cycles>
    <meta:generator>LibreOffice/4.3.2.2$Windows_x86 LibreOffice_project/edfb5295ba211bd31ad47d0bad0118690f76407d</meta:generator>
    <dc:date>2015-02-23T10:42:40.391000000</dc:date>
    <meta:document-statistic meta:table-count="0" meta:image-count="1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